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paragraph-rsid="00178156" style:font-name-asian="Times New Roman1" style:font-size-asian="14pt" style:font-name-complex="Times New Roman1" style:font-size-complex="14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Times New Roman" fo:font-size="14pt" fo:font-weight="bold" officeooo:paragraph-rsid="001778bb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/>
    </style:style>
    <style:style style:name="P31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4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4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78156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47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8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97f57"/>
    </style:style>
    <style:style style:name="P5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5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 officeooo:paragraph-rsid="00197f57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5a4d7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808000"/>
    </style:style>
    <style:style style:name="T7" style:family="text">
      <style:text-properties fo:color="#808000" style:font-name="DejaVu Sans Mono1"/>
    </style:style>
    <style:style style:name="T8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0" style:family="text">
      <style:text-properties fo:color="#808000" style:font-name="DejaVu Sans Mono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1" style:family="text">
      <style:text-properties fo:color="#808000" style:font-name="DejaVu Sans Mono1" fo:font-weight="normal" style:font-weight-asian="normal" style:font-weight-complex="normal"/>
    </style:style>
    <style:style style:name="T12" style:family="text">
      <style:text-properties fo:color="#008000"/>
    </style:style>
    <style:style style:name="T13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T14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weight="bold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weight="bold"/>
    </style:style>
    <style:style style:name="T19" style:family="text">
      <style:text-properties fo:color="#008080"/>
    </style:style>
    <style:style style:name="T20" style:family="text">
      <style:text-properties fo:color="#008080" style:font-name="DejaVu Sans Mono"/>
    </style:style>
    <style:style style:name="T21" style:family="text">
      <style:text-properties fo:color="#008080" fo:font-weight="bold"/>
    </style:style>
    <style:style style:name="T22" style:family="text">
      <style:text-properties fo:color="#371f80"/>
    </style:style>
    <style:style style:name="T23" style:family="text">
      <style:text-properties fo:color="#0000ff"/>
    </style:style>
    <style:style style:name="T24" style:family="text">
      <style:text-properties fo:color="#0000ff" style:font-name="DejaVu Sans Mono"/>
    </style:style>
    <style:style style:name="T25" style:family="text">
      <style:text-properties fo:color="#660e7a"/>
    </style:style>
    <style:style style:name="T26" style:family="text">
      <style:text-properties fo:color="#660e7a" style:font-name="DejaVu Sans Mono"/>
    </style:style>
    <style:style style:name="T27" style:family="text">
      <style:text-properties officeooo:rsid="0015881c"/>
    </style:style>
    <style:style style:name="T28" style:family="text">
      <style:text-properties officeooo:rsid="0015a4d7"/>
    </style:style>
    <style:style style:name="T29" style:family="text">
      <style:text-properties style:font-name="DejaVu Sans Mono"/>
    </style:style>
    <style:style style:name="T30" style:family="text">
      <style:text-properties fo:color="#808080"/>
    </style:style>
    <style:style style:name="T31" style:family="text">
      <style:text-properties fo:color="#808080" style:font-name="DejaVu Sans Mono" fo:font-style="italic"/>
    </style:style>
    <style:style style:name="T32" style:family="text">
      <style:text-properties fo:color="#1f542e" style:font-name="DejaVu Sans Mono" fo:font-weight="bold"/>
    </style:style>
    <style:style style:name="T33" style:family="text">
      <style:text-properties style:font-name="DejaVu Sans Mono1"/>
    </style:style>
    <style:style style:name="T34" style:family="text">
      <style:text-properties style:font-name-asian="Times New Roman1" style:font-size-asian="14pt" style:font-name-complex="Times New Roman1" style:font-size-complex="14pt"/>
    </style:style>
    <style:style style:name="T35" style:family="text">
      <style:text-properties officeooo:rsid="0015881c" style:font-name-asian="Times New Roman1" style:font-size-asian="14pt" style:font-name-complex="Times New Roman1" style:font-size-complex="14pt"/>
    </style:style>
    <style:style style:name="T36" style:family="text">
      <style:text-properties officeooo:rsid="0015a4d7" style:font-name-asian="Times New Roman1" style:font-size-asian="14pt" style:font-name-complex="Times New Roman1" style:font-size-complex="14pt"/>
    </style:style>
    <style:style style:name="T37" style:family="text">
      <style:text-properties officeooo:rsid="00178156" style:font-name-asian="Times New Roman1" style:font-size-asian="14pt" style:font-name-complex="Times New Roman1" style:font-size-complex="14pt"/>
    </style:style>
    <style:style style:name="T38" style:family="text">
      <style:text-properties officeooo:rsid="001781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<text:span text:style-name="T27">2</text:span></text:p>
      <text:p text:style-name="P8">Тема: <text:span text:style-name="T27">Операторы, литералы</text:span>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Семенов Илья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4271472824" text:style-name="WWNum2">
        <text:list-item>
          <text:p text:style-name="P43">Постановка задачи</text:p>
        </text:list-item>
      </text:list>
      <text:p text:style-name="P20">Создать класс Bottle для работы с емкостями. Класс должен состоять из двух вещественных чисел: а – объем емкости в литрах и b – процент наполнения емкости (0 – пустая, 1 – полная). Реализовать операции сложения и вычитания<text:span text:style-name="T27">(с помощью перегрузки операторов)</text:span>, а также сравнения объектов класс бутылка. При сложении должен складываться фактический объем заполнения бутылок. <text:span text:style-name="T27">Реализовать пользовательский литерал для работы с объектами класса.</text:span></text:p>
      <text:p text:style-name="P2"/>
      <text:list xml:id="list153024546461822" text:continue-numbering="true" text:style-name="WWNum2">
        <text:list-item>
          <text:p text:style-name="P43">Репозиторий github</text:p>
        </text:list-item>
      </text:list>
      <text:p text:style-name="P13"><text:span text:style-name="T3"><text:tab/></text:span><text:a xlink:type="simple" xlink:href="https://github.com/devepodete/oop_exercise_01/" text:style-name="ListLabel_20_103" text:visited-style-name="ListLabel_20_103"><text:span text:style-name="ListLabel_20_19"><text:span text:style-name="T4">https://github.com/ilya89099/oop_exercise_01/</text:span></text:span></text:a></text:p>
      <text:p text:style-name="P14"/>
      <text:list xml:id="list153024132374906" text:continue-numbering="true" text:style-name="WWNum2">
        <text:list-item>
          <text:p text:style-name="P44">Описание программы </text:p>
        </text:list-item>
      </text:list>
      <text:p text:style-name="P30"><text:span text:style-name="T34">Реализован класс Bottle, в котором хранятся две переменные, отображающие объем и процент заполнения. Написаны Get функции для получения общего объема, процента заполнения и фактического объема каждой бутылки(GetVolume(), GetFillPercent(), GetFilledVolume()). </text:span><text:span text:style-name="T35">Перегружены операторы сравнения (&lt;,&gt;,==)</text:span><text:span text:style-name="T37">,</text:span><text:span text:style-name="T35"> операторы суммы и разности(возвращающие число) </text:span><text:span text:style-name="T37">и операторы ввода и вывода в поток</text:span><text:span text:style-name="T34">. </text:span><text:span text:style-name="T36">Создан пользовательский литерал с сигнатурой operator_bottle(const char* str, size_t). Работу литерала неудобно демонстрировать на тестовых примерах, поэтому в начале функции main проверяется работа пользовательского литерала.</text:span></text:p>
      <text:p text:style-name="P20"/>
      <text:p text:style-name="P21">Для удобства пользования создано меню с <text:span text:style-name="T38">четырьмя</text:span> командами: </text:p>
      <text:p text:style-name="P21"/>
      <text:list xml:id="list3011629277" text:style-name="WWNum3">
        <text:list-item>
          <text:p text:style-name="P39">create SIZE FILL_PERCENT – создает новую бутылку и выводит на экране ее идентификатор.</text:p>
        </text:list-item>
        <text:list-item>
          <text:p text:style-name="P40"><text:span text:style-name="T3">compare </text:span><text:bookmark-start text:name="__DdeLink__2290_594117007"/><text:span text:style-name="T3">OPERATION ID1 ID2</text:span><text:bookmark-end text:name="__DdeLink__2290_594117007"/><text:span text:style-name="T3"> – принимает операцию сравнения в виде символа(</text:span><text:span text:style-name="T5">=, &lt;, &gt;), а также два уникальных идентификатора, выведенных в результате работы команды create. Команда выводит true или false как результат сравнения</text:span></text:p>
        </text:list-item>
        <text:list-item>
          <text:p text:style-name="P41">operation OPERATION ID1 ID2 – принимает операцию в формате символа(+,-), два уникальных идентификатора, выведенных командой create. Производит сложение/вычитание соответствующих фактических объемов жидкости в бутылках.</text:p>
        </text:list-item>
        <text:list-item>
          <text:p text:style-name="P42">print ID – принимает номер бутылки и выводит ее в поток</text:p>
        </text:list-item>
      </text:list>
      <text:list xml:id="list153025769087207" text:continue-list="list153024132374906" text:style-name="WWNum2">
        <text:list-item>
          <text:p text:style-name="P48">Набор testcases</text:p>
        </text:list-item>
      </text:list>
      <text:p text:style-name="P22"><text:span text:style-name="T3">Тестовые файлы:</text:span><text:span text:style-name="T1"> test_01.test</text:span><text:span text:style-name="T3">, </text:span><text:span text:style-name="T1">test_02.test, test_03.test, </text:span><text:span text:style-name="T2">test_04.test</text:span></text:p>
      <text:p text:style-name="P31"><text:soft-page-break/>test_01.test:</text:p>
      <text:p text:style-name="P23">create 20 0.5</text:p>
      <text:p text:style-name="P23">create 10 1</text:p>
      <text:p text:style-name="P23">create -5 0.2</text:p>
      <text:p text:style-name="P23">create 10 2</text:p>
      <text:p text:style-name="P23">create 15 0.3</text:p>
      <text:p text:style-name="P23">Проверка правильности конструируемых объектов и корректности обработки ошибок.</text:p>
      <text:p text:style-name="P18">Результат работы программы</text:p>
      <text:p text:style-name="P27">You created bottle number 1</text:p>
      <text:p text:style-name="P27">Volume:20, Fill percent:0.5, Filled volume:10</text:p>
      <text:p text:style-name="P27">You created bottle number 2</text:p>
      <text:p text:style-name="P27">Volume:10, Fill percent:1, Filled volume:10</text:p>
      <text:p text:style-name="P27">Incorrect parameters</text:p>
      <text:p text:style-name="P27">Incorrect parameters</text:p>
      <text:p text:style-name="P27">You created bottle number 3</text:p>
      <text:p text:style-name="P27">Volume:15, Fill percent:0.3, Filled volume:4.5</text:p>
      <text:p text:style-name="P31">test_02.txt:</text:p>
      <text:p text:style-name="P33">create 20 0.5</text:p>
      <text:p text:style-name="P33">create 10 0.5</text:p>
      <text:p text:style-name="P33">create 20 0.25</text:p>
      <text:p text:style-name="P33">compare = 1 2</text:p>
      <text:p text:style-name="P33">compare = 2 1</text:p>
      <text:p text:style-name="P33">compare = 3 2</text:p>
      <text:p text:style-name="P33">compare = 2 3</text:p>
      <text:p text:style-name="P33"><text:soft-page-break/>compare &gt; 1 2</text:p>
      <text:p text:style-name="P33">compare &gt; 2 1</text:p>
      <text:p text:style-name="P33">compare &lt; 1 2</text:p>
      <text:p text:style-name="P33">compare &lt; 2 1</text:p>
      <text:p text:style-name="P33">compare a 2 1</text:p>
      <text:p text:style-name="P33">compare &gt;= 2 1</text:p>
      <text:p text:style-name="P23">Проверка корректности работы операций сравнения для класса Bottle.</text:p>
      <text:p text:style-name="P18">Результат работы программы</text:p>
      <text:p text:style-name="P28">You created bottle number 1</text:p>
      <text:p text:style-name="P28">Volume:20, Fill percent:0.5, Filled volume:10</text:p>
      <text:p text:style-name="P28">You created bottle number 2</text:p>
      <text:p text:style-name="P28">Volume:10, Fill percent:0.5, Filled volume:5</text:p>
      <text:p text:style-name="P28">You created bottle number 3</text:p>
      <text:p text:style-name="P28">Volume:20, Fill percent:0.25, Filled volume:5</text:p>
      <text:p text:style-name="P28">1 2 = false</text:p>
      <text:p text:style-name="P28">2 1 = false</text:p>
      <text:p text:style-name="P28">3 2 = true</text:p>
      <text:p text:style-name="P28">2 3 = true</text:p>
      <text:p text:style-name="P28">1 2 &gt; true</text:p>
      <text:p text:style-name="P28">2 1 &gt; false</text:p>
      <text:p text:style-name="P28">1 2 &lt; false</text:p>
      <text:p text:style-name="P28">2 1 &lt; true</text:p>
      <text:p text:style-name="P28">Incorrect parameters</text:p>
      <text:p text:style-name="P28">Incorrect parameters</text:p>
      <text:p text:style-name="P31"><text:soft-page-break/>test_03txt:</text:p>
      <text:p text:style-name="P33">create 20 0.5</text:p>
      <text:p text:style-name="P33">create 10 0.5</text:p>
      <text:p text:style-name="P33">create 7 0.2</text:p>
      <text:p text:style-name="P33">operation + 1 2</text:p>
      <text:p text:style-name="P33">operation + 2 1</text:p>
      <text:p text:style-name="P33">operation - 1 2</text:p>
      <text:p text:style-name="P33">operation - 2 1</text:p>
      <text:p text:style-name="P33">operation - 3 2</text:p>
      <text:p text:style-name="P33">operation - 2 3</text:p>
      <text:p text:style-name="P23">Проверка корректности работы операций сложения и вычитания для класса Bottle.</text:p>
      <text:p text:style-name="P18">Результат работы программы</text:p>
      <text:p text:style-name="P28">You created bottle number 1</text:p>
      <text:p text:style-name="P28">Volume:20, Fill percent:0.5, Filled volume:10</text:p>
      <text:p text:style-name="P28">You created bottle number 2</text:p>
      <text:p text:style-name="P28">Volume:10, Fill percent:0.5, Filled volume:5</text:p>
      <text:p text:style-name="P28">You created bottle number 3</text:p>
      <text:p text:style-name="P28">Volume:7, Fill percent:0.2, Filled volume:1.4</text:p>
      <text:p text:style-name="P28">1 2 + 15</text:p>
      <text:p text:style-name="P28">2 1 + 15</text:p>
      <text:p text:style-name="P28">1 2 - 5</text:p>
      <text:p text:style-name="P28">2 1 - -5</text:p>
      <text:p text:style-name="P28">3 2 - -3.6</text:p>
      <text:p text:style-name="P28">2 3 - 3.6</text:p>
      <text:p text:style-name="P32"><text:soft-page-break/>test_0<text:span text:style-name="T38">4</text:span>txt:</text:p>
      <text:p text:style-name="P34">create 10 0.5</text:p>
      <text:p text:style-name="P34">create 20 0.3</text:p>
      <text:p text:style-name="P34">print 0</text:p>
      <text:p text:style-name="P34">print 1</text:p>
      <text:p text:style-name="P34">print 2</text:p>
      <text:p text:style-name="P24">Проверка корректности <text:span text:style-name="T38">вывода в поток</text:span>.</text:p>
      <text:p text:style-name="P19">Результат работы программы</text:p>
      <text:p text:style-name="P29">You created bottle number 1</text:p>
      <text:p text:style-name="P29">Volume:10, Fill percent:0.5, Filled volume:5</text:p>
      <text:p text:style-name="P29">You created bottle number 2</text:p>
      <text:p text:style-name="P29">Volume:20, Fill percent:0.3, Filled volume:6</text:p>
      <text:p text:style-name="P29">Bottle number 1: Volume:10, Fill percent:0.5, Filled volume:5</text:p>
      <text:p text:style-name="P29">Bottle number 2: Volume:20, Fill percent:0.3, Filled volume:6</text:p>
      <text:p text:style-name="P29">Incorrect parameters</text:p>
      <text:p text:style-name="P22"/>
      <text:list xml:id="list153025812380350" text:continue-numbering="true" text:style-name="WWNum2">
        <text:list-item>
          <text:p text:style-name="P47">Результаты выполнения тестов</text:p>
        </text:list-item>
      </text:list>
      <text:p text:style-name="P23">Все тесты успешно пройдены, программа выдаёт верные результаты.</text:p>
      <text:p text:style-name="P3"/>
      <text:list xml:id="list153025449592621" text:continue-numbering="true" text:style-name="WWNum2">
        <text:list-item>
          <text:p text:style-name="P44">Листинг программы</text:p>
        </text:list-item>
      </text:list>
      <text:p text:style-name="P15"/>
      <text:p text:style-name="P17">main.cpp</text:p>
      <text:p text:style-name="P17"/>
      <text:p text:style-name="P36"><text:span text:style-name="T10">#include</text:span><text:span text:style-name="T8"> </text:span><text:span text:style-name="T13">&lt;iostream&gt;</text:span></text:p>
      <text:p text:style-name="P35"><text:span text:style-name="T6">#include </text:span><text:span text:style-name="T15">&lt;vector&gt;</text:span></text:p>
      <text:p text:style-name="P35"><text:span text:style-name="T6">#include </text:span><text:span text:style-name="T15">&lt;string&gt;</text:span></text:p>
      <text:p text:style-name="P35"><text:span text:style-name="T6">#include </text:span><text:span text:style-name="T15">&lt;cassert&gt;</text:span></text:p>
      <text:p text:style-name="P35"><text:span text:style-name="T6">#include </text:span><text:span text:style-name="T15">&lt;cmath&gt;</text:span></text:p>
      <text:p text:style-name="P35"><text:span text:style-name="T6">#include </text:span><text:span text:style-name="T15">&lt;limits&gt;</text:span></text:p>
      <text:p text:style-name="P35"><text:span text:style-name="T6">#include </text:span><text:span text:style-name="T15">"bottle.h"</text:span></text:p>
      <text:p text:style-name="P35"><text:span text:style-name="T17">int </text:span>main() {</text:p>
      <text:p text:style-name="P37"><text:soft-page-break/><text:s text:c="4"/><text:span text:style-name="T29">std::vector&lt;Bottle&gt; bottles;</text:span></text:p>
      <text:p text:style-name="P37"><text:s text:c="5"/><text:span text:style-name="T29">std::string command;</text:span></text:p>
      <text:p text:style-name="P37"><text:s text:c="4"/><text:span text:style-name="T31">// я не знаю, как тут продемонстрировать пользовательский литерал, пусть будет что то такое</text:span></text:p>
      <text:p text:style-name="P37"><text:span text:style-name="T30"><text:s text:c="4"/></text:span><text:span text:style-name="T29">Bottle literal_constructed = </text:span><text:span text:style-name="T16">"22.5,0.56"</text:span><text:span text:style-name="T29">_bottle;</text:span></text:p>
      <text:p text:style-name="P37"><text:s text:c="4"/><text:span text:style-name="T32">assert</text:span><text:span text:style-name="T29">(std::abs(literal_constructed.GetVolume() - </text:span><text:span text:style-name="T24">22.5</text:span><text:span text:style-name="T29">) &lt; <text:s/>std::numeric_limits&lt;</text:span><text:span text:style-name="T18">double</text:span><text:span text:style-name="T29">&gt;::epsilon());</text:span></text:p>
      <text:p text:style-name="P37"><text:s text:c="4"/><text:span text:style-name="T32">assert</text:span><text:span text:style-name="T29">(std::abs(literal_constructed.GetFillPercent() - </text:span><text:span text:style-name="T24">0.56</text:span><text:span text:style-name="T29">) &lt; std::numeric_limits&lt;</text:span><text:span text:style-name="T18">double</text:span><text:span text:style-name="T29">&gt;::epsilon());</text:span></text:p>
      <text:p text:style-name="P37"><text:s text:c="4"/><text:span text:style-name="T18">while </text:span><text:span text:style-name="T29">(std::cin &gt;&gt; command) {</text:span></text:p>
      <text:p text:style-name="P37"><text:s text:c="8"/><text:span text:style-name="T18">if </text:span><text:span text:style-name="T29">(command == </text:span><text:span text:style-name="T16">"create"</text:span><text:span text:style-name="T29">) {</text:span></text:p>
      <text:p text:style-name="P37"><text:s text:c="12"/><text:span text:style-name="T29">Bottle b;</text:span></text:p>
      <text:p text:style-name="P37"><text:s text:c="12"/><text:span text:style-name="T18">try </text:span><text:span text:style-name="T29">{</text:span></text:p>
      <text:p text:style-name="P37"><text:s text:c="16"/><text:span text:style-name="T29">std::cin &gt;&gt; b;</text:span></text:p>
      <text:p text:style-name="P37"><text:s text:c="12"/><text:span text:style-name="T29">} </text:span><text:span text:style-name="T18">catch </text:span><text:span text:style-name="T29">(...) {</text:span></text:p>
      <text:p text:style-name="P37"><text:s text:c="16"/><text:span text:style-name="T29">std::cout &lt;&lt; </text:span><text:span text:style-name="T16">"Incorrect parameters" </text:span><text:span text:style-name="T29">&lt;&lt; </text:span><text:span text:style-name="T16">"</text:span><text:span text:style-name="T18">\n</text:span><text:span text:style-name="T16">"</text:span><text:span text:style-name="T29">;</text:span></text:p>
      <text:p text:style-name="P37"><text:s text:c="16"/><text:span text:style-name="T18">continue</text:span><text:span text:style-name="T29">;</text:span></text:p>
      <text:p text:style-name="P37"><text:s text:c="12"/><text:span text:style-name="T29">}</text:span></text:p>
      <text:p text:style-name="P37"><text:s text:c="12"/><text:span text:style-name="T29">bottles.push_back(b);</text:span></text:p>
      <text:p text:style-name="P37"><text:s text:c="12"/><text:span text:style-name="T29">std::cout <text:s text:c="2"/>&lt;&lt; </text:span><text:span text:style-name="T16">"You created bottle number " </text:span><text:span text:style-name="T29">&lt;&lt; bottles.size() &lt;&lt; </text:span><text:span text:style-name="T16">"</text:span><text:span text:style-name="T18">\n</text:span><text:span text:style-name="T16">"</text:span></text:p>
      <text:p text:style-name="P37"><text:span text:style-name="T12"><text:s text:c="24"/></text:span><text:span text:style-name="T29">&lt;&lt; bottles.back() &lt;&lt; </text:span><text:span text:style-name="T16">"</text:span><text:span text:style-name="T18">\n</text:span><text:span text:style-name="T16">"</text:span><text:span text:style-name="T29">;</text:span></text:p>
      <text:p text:style-name="P37"><text:s text:c="8"/><text:span text:style-name="T29">} </text:span><text:span text:style-name="T18">else if </text:span><text:span text:style-name="T29">(command == </text:span><text:span text:style-name="T16">"compare"</text:span><text:span text:style-name="T29">) {</text:span></text:p>
      <text:p text:style-name="P37"><text:s text:c="12"/><text:span text:style-name="T29">std::string compare_string;</text:span></text:p>
      <text:p text:style-name="P37"><text:s text:c="12"/><text:span text:style-name="T18">int </text:span><text:span text:style-name="T29">lhs, rhs;</text:span></text:p>
      <text:p text:style-name="P37"><text:s text:c="12"/><text:span text:style-name="T29">std::cin &gt;&gt; compare_string &gt;&gt; lhs &gt;&gt; rhs;</text:span></text:p>
      <text:p text:style-name="P37"><text:s text:c="12"/><text:span text:style-name="T18">if </text:span><text:span text:style-name="T29">( lhs &lt;= </text:span><text:span text:style-name="T24">0 </text:span><text:span text:style-name="T29">|| lhs &gt; bottles.size() || rhs &lt;= </text:span><text:span text:style-name="T24">0 </text:span><text:span text:style-name="T29">|| rhs &gt; bottles.size() || compare_string.size() != </text:span><text:span text:style-name="T24">1</text:span></text:p>
      <text:p text:style-name="P37"><text:span text:style-name="T23"><text:s text:c="20"/></text:span><text:span text:style-name="T29">|| (compare_string[</text:span><text:span text:style-name="T24">0</text:span><text:span text:style-name="T29">] != </text:span><text:span text:style-name="T16">'=' </text:span><text:span text:style-name="T29">&amp;&amp; compare_string[</text:span><text:span text:style-name="T24">0</text:span><text:span text:style-name="T29">] != </text:span><text:span text:style-name="T16">'&gt;' </text:span><text:span text:style-name="T29">&amp;&amp; compare_string[</text:span><text:span text:style-name="T24">0</text:span><text:span text:style-name="T29">] != </text:span><text:span text:style-name="T16">'&lt;'</text:span><text:span text:style-name="T29">)) {</text:span></text:p>
      <text:p text:style-name="P37"><text:s text:c="16"/><text:span text:style-name="T29">std::cout &lt;&lt; </text:span><text:span text:style-name="T16">"Incorrect parameters" </text:span><text:span text:style-name="T29">&lt;&lt; </text:span><text:span text:style-name="T16">"</text:span><text:span text:style-name="T18">\n</text:span><text:span text:style-name="T16">"</text:span><text:span text:style-name="T29">;</text:span></text:p>
      <text:p text:style-name="P37"><text:s text:c="16"/><text:span text:style-name="T18">continue</text:span><text:span text:style-name="T29">;</text:span></text:p>
      <text:p text:style-name="P37"><text:s text:c="12"/><text:span text:style-name="T29">}</text:span></text:p>
      <text:p text:style-name="P37"><text:s text:c="12"/><text:span text:style-name="T18">char </text:span><text:span text:style-name="T29">compare = compare_string[</text:span><text:span text:style-name="T24">0</text:span><text:span text:style-name="T29">];</text:span></text:p>
      <text:p text:style-name="P37"><text:s text:c="12"/><text:span text:style-name="T29">std::cout &lt;&lt; lhs &lt;&lt; </text:span><text:span text:style-name="T16">" " </text:span><text:span text:style-name="T29">&lt;&lt; rhs &lt;&lt; </text:span><text:span text:style-name="T16">" " </text:span><text:span text:style-name="T29">&lt;&lt; compare &lt;&lt; </text:span><text:span text:style-name="T16">" "</text:span><text:span text:style-name="T29">;</text:span></text:p>
      <text:p text:style-name="P37"><text:s text:c="12"/><text:span text:style-name="T29">lhs--;</text:span></text:p>
      <text:p text:style-name="P37"><text:s text:c="12"/><text:span text:style-name="T29">rhs--;</text:span></text:p>
      <text:p text:style-name="P37"><text:s text:c="12"/><text:span text:style-name="T18">if </text:span><text:span text:style-name="T29">(compare == </text:span><text:span text:style-name="T16">'&lt;'</text:span><text:span text:style-name="T29">) {</text:span></text:p>
      <text:p text:style-name="P37"><text:s text:c="16"/><text:span text:style-name="T29">std::cout &lt;&lt; std::boolalpha &lt;&lt; (bottles[lhs] &lt; bottles[rhs]) &lt;&lt; </text:span><text:span text:style-name="T16">"</text:span><text:span text:style-name="T18">\n</text:span><text:span text:style-name="T16">"</text:span><text:span text:style-name="T29">;</text:span></text:p>
      <text:p text:style-name="P37"><text:s text:c="12"/><text:span text:style-name="T29">} </text:span><text:span text:style-name="T18">else if </text:span><text:span text:style-name="T29">(compare == </text:span><text:span text:style-name="T16">'='</text:span><text:span text:style-name="T29">) {</text:span></text:p>
      <text:p text:style-name="P37"><text:s text:c="16"/><text:span text:style-name="T29">std::cout &lt;&lt; std::boolalpha &lt;&lt; (bottles[lhs] == bottles[rhs]) &lt;&lt; </text:span><text:span text:style-name="T16">"</text:span><text:span text:style-name="T18">\n</text:span><text:span text:style-name="T16">"</text:span><text:span text:style-name="T29">;</text:span></text:p>
      <text:p text:style-name="P37"><text:s text:c="12"/><text:span text:style-name="T29">} </text:span><text:span text:style-name="T18">else if </text:span><text:span text:style-name="T29">(compare == </text:span><text:span text:style-name="T16">'&gt;'</text:span><text:span text:style-name="T29">) {</text:span></text:p>
      <text:p text:style-name="P37"><text:s text:c="16"/><text:span text:style-name="T29">std::cout &lt;&lt; std::boolalpha &lt;&lt; (bottles[lhs] &gt; bottles[rhs]) &lt;&lt; </text:span><text:span text:style-name="T16">"</text:span><text:span text:style-name="T18">\n</text:span><text:span text:style-name="T16">"</text:span><text:span text:style-name="T29">;</text:span></text:p>
      <text:p text:style-name="P37"><text:s text:c="12"/><text:span text:style-name="T29">}</text:span></text:p>
      <text:p text:style-name="P37"><text:s text:c="8"/><text:span text:style-name="T29">} </text:span><text:span text:style-name="T18">else if </text:span><text:span text:style-name="T29">(command == </text:span><text:span text:style-name="T16">"operation"</text:span><text:span text:style-name="T29">) {</text:span></text:p>
      <text:p text:style-name="P37"><text:s text:c="12"/><text:span text:style-name="T29">std::string operation_string;</text:span></text:p>
      <text:p text:style-name="P37"><text:s text:c="12"/><text:span text:style-name="T18">int </text:span><text:span text:style-name="T29">lhs, rhs;</text:span></text:p>
      <text:p text:style-name="P37"><text:s text:c="12"/><text:span text:style-name="T29">std::cin &gt;&gt; operation_string &gt;&gt; lhs &gt;&gt; rhs;</text:span></text:p>
      <text:p text:style-name="P37"><text:s text:c="12"/><text:span text:style-name="T18">if </text:span><text:span text:style-name="T29">( lhs &lt;= </text:span><text:span text:style-name="T24">0 </text:span><text:span text:style-name="T29">|| lhs &gt; bottles.size() || rhs &lt;= </text:span><text:span text:style-name="T24">0 </text:span><text:span text:style-name="T29">|| rhs &gt; </text:span><text:soft-page-break/><text:span text:style-name="T29">bottles.size() || operation_string.size() != </text:span><text:span text:style-name="T24">1</text:span></text:p>
      <text:p text:style-name="P37"><text:span text:style-name="T23"><text:s text:c="20"/></text:span><text:span text:style-name="T29">|| (operation_string[</text:span><text:span text:style-name="T24">0</text:span><text:span text:style-name="T29">] != </text:span><text:span text:style-name="T16">'-' </text:span><text:span text:style-name="T29">&amp;&amp; operation_string[</text:span><text:span text:style-name="T24">0</text:span><text:span text:style-name="T29">] != </text:span><text:span text:style-name="T16">'+'</text:span><text:span text:style-name="T29">)) {</text:span></text:p>
      <text:p text:style-name="P37"><text:s text:c="16"/><text:span text:style-name="T29">std::cout &lt;&lt; </text:span><text:span text:style-name="T16">"Incorrect parameters" </text:span><text:span text:style-name="T29">&lt;&lt; </text:span><text:span text:style-name="T16">"</text:span><text:span text:style-name="T18">\n</text:span><text:span text:style-name="T16">"</text:span><text:span text:style-name="T29">;</text:span></text:p>
      <text:p text:style-name="P37"><text:s text:c="16"/><text:span text:style-name="T18">continue</text:span><text:span text:style-name="T29">;</text:span></text:p>
      <text:p text:style-name="P37"><text:s text:c="12"/><text:span text:style-name="T29">}</text:span></text:p>
      <text:p text:style-name="P37"><text:s text:c="12"/><text:span text:style-name="T18">char </text:span><text:span text:style-name="T29">operation = operation_string[</text:span><text:span text:style-name="T24">0</text:span><text:span text:style-name="T29">];</text:span></text:p>
      <text:p text:style-name="P37"><text:s text:c="12"/><text:span text:style-name="T29">std::cout &lt;&lt; lhs &lt;&lt; </text:span><text:span text:style-name="T16">" " </text:span><text:span text:style-name="T29">&lt;&lt; rhs &lt;&lt; </text:span><text:span text:style-name="T16">" " </text:span><text:span text:style-name="T29">&lt;&lt; operation &lt;&lt; </text:span><text:span text:style-name="T16">" "</text:span><text:span text:style-name="T29">;</text:span></text:p>
      <text:p text:style-name="P37"><text:s text:c="12"/><text:span text:style-name="T29">rhs--;</text:span></text:p>
      <text:p text:style-name="P37"><text:s text:c="12"/><text:span text:style-name="T29">lhs--;</text:span></text:p>
      <text:p text:style-name="P37"><text:s text:c="12"/><text:span text:style-name="T18">if </text:span><text:span text:style-name="T29">(operation == </text:span><text:span text:style-name="T16">'+'</text:span><text:span text:style-name="T29">) {</text:span></text:p>
      <text:p text:style-name="P37"><text:s text:c="16"/><text:span text:style-name="T29">std::cout &lt;&lt; bottles[lhs] + bottles[rhs] &lt;&lt; </text:span><text:span text:style-name="T16">"</text:span><text:span text:style-name="T18">\n</text:span><text:span text:style-name="T16">"</text:span><text:span text:style-name="T29">;</text:span></text:p>
      <text:p text:style-name="P37"><text:s text:c="12"/><text:span text:style-name="T29">} </text:span><text:span text:style-name="T18">else if </text:span><text:span text:style-name="T29">(operation == </text:span><text:span text:style-name="T16">'-'</text:span><text:span text:style-name="T29">) {</text:span></text:p>
      <text:p text:style-name="P37"><text:s text:c="16"/><text:span text:style-name="T29">std::cout &lt;&lt; bottles[lhs] - bottles[rhs] &lt;&lt; </text:span><text:span text:style-name="T16">"</text:span><text:span text:style-name="T18">\n</text:span><text:span text:style-name="T16">"</text:span><text:span text:style-name="T29">;</text:span></text:p>
      <text:p text:style-name="P37"><text:s text:c="12"/><text:span text:style-name="T29">}</text:span></text:p>
      <text:p text:style-name="P37"><text:s text:c="8"/><text:span text:style-name="T29">} </text:span><text:span text:style-name="T18">else if </text:span><text:span text:style-name="T29">(command == </text:span><text:span text:style-name="T16">"print"</text:span><text:span text:style-name="T29">) {</text:span></text:p>
      <text:p text:style-name="P37"><text:s text:c="12"/><text:span text:style-name="T18">int </text:span><text:span text:style-name="T29">lhs;</text:span></text:p>
      <text:p text:style-name="P37"><text:s text:c="12"/><text:span text:style-name="T29">lhs --;</text:span></text:p>
      <text:p text:style-name="P37"><text:s text:c="12"/><text:span text:style-name="T29">std::cin &gt;&gt; lhs;</text:span></text:p>
      <text:p text:style-name="P37"><text:s text:c="12"/><text:span text:style-name="T18">if </text:span><text:span text:style-name="T29">(lhs &lt; </text:span><text:span text:style-name="T24">0 </text:span><text:span text:style-name="T29">|| lhs &gt;= bottles.size()) {</text:span></text:p>
      <text:p text:style-name="P37"><text:s text:c="16"/><text:span text:style-name="T29">std::cout &lt;&lt; </text:span><text:span text:style-name="T16">"Incorrect parameters" </text:span><text:span text:style-name="T29">&lt;&lt; </text:span><text:span text:style-name="T16">"</text:span><text:span text:style-name="T18">\n</text:span><text:span text:style-name="T16">"</text:span><text:span text:style-name="T29">;</text:span></text:p>
      <text:p text:style-name="P37"><text:s text:c="16"/><text:span text:style-name="T18">continue</text:span><text:span text:style-name="T29">;</text:span></text:p>
      <text:p text:style-name="P37"><text:s text:c="12"/><text:span text:style-name="T29">}</text:span></text:p>
      <text:p text:style-name="P37"><text:s text:c="12"/><text:span text:style-name="T29">std::cout &lt;&lt; </text:span><text:span text:style-name="T16">"Bottle number " </text:span><text:span text:style-name="T29">&lt;&lt; lhs + </text:span><text:span text:style-name="T24">1 </text:span><text:span text:style-name="T29">&lt;&lt; </text:span><text:span text:style-name="T16">": " </text:span><text:span text:style-name="T29">&lt;&lt; bottles[lhs] &lt;&lt; </text:span><text:span text:style-name="T16">"</text:span><text:span text:style-name="T18">\n</text:span><text:span text:style-name="T16">"</text:span><text:span text:style-name="T29">;</text:span></text:p>
      <text:p text:style-name="P37"><text:s text:c="8"/><text:span text:style-name="T29">} </text:span><text:span text:style-name="T18">else if </text:span><text:span text:style-name="T29">(command == </text:span><text:span text:style-name="T16">"exit"</text:span><text:span text:style-name="T29">) {</text:span></text:p>
      <text:p text:style-name="P37"><text:s text:c="12"/><text:span text:style-name="T18">break</text:span><text:span text:style-name="T29">;</text:span></text:p>
      <text:p text:style-name="P37"><text:s text:c="8"/><text:span text:style-name="T29">} </text:span><text:span text:style-name="T18">else </text:span><text:span text:style-name="T29">{</text:span></text:p>
      <text:p text:style-name="P37"><text:s text:c="12"/><text:span text:style-name="T29">std::cin.ignore(</text:span><text:span text:style-name="T24">32767</text:span><text:span text:style-name="T29">,</text:span><text:span text:style-name="T16">'</text:span><text:span text:style-name="T18">\n</text:span><text:span text:style-name="T16">'</text:span><text:span text:style-name="T29">);</text:span></text:p>
      <text:p text:style-name="P37"><text:s text:c="12"/><text:span text:style-name="T29">std::cout &lt;&lt; </text:span><text:span text:style-name="T16">"Unknown command</text:span><text:span text:style-name="T18">\n</text:span><text:span text:style-name="T16">"</text:span><text:span text:style-name="T29">;</text:span></text:p>
      <text:p text:style-name="P37"><text:s text:c="8"/><text:span text:style-name="T29">}</text:span></text:p>
      <text:p text:style-name="P37"><text:s text:c="4"/><text:span text:style-name="T29">}</text:span></text:p>
      <text:p text:style-name="P37"><text:s text:c="4"/><text:span text:style-name="T18">return </text:span><text:span text:style-name="T24">0</text:span><text:span text:style-name="T29">;</text:span></text:p>
      <text:p text:style-name="P25">}</text:p>
      <text:p text:style-name="P49"/>
      <text:p text:style-name="P26"><text:bookmark-start text:name="__DdeLink__2335_150959209"/>bottle.h</text:p>
      <text:p text:style-name="P36"><text:bookmark-end text:name="__DdeLink__2335_150959209"/><text:span text:style-name="T7">#pragma </text:span><text:span text:style-name="T33">once</text:span></text:p>
      <text:p text:style-name="P35"><text:span text:style-name="T6">#include </text:span><text:span text:style-name="T15">&lt;iostream&gt;</text:span></text:p>
      <text:p text:style-name="P35"><text:span text:style-name="T17">class </text:span><text:span text:style-name="T19">Bottle </text:span>{</text:p>
      <text:p text:style-name="P35"><text:span text:style-name="T17">public</text:span>:</text:p>
      <text:p text:style-name="P37"><text:s text:c="4"/><text:span text:style-name="T29">Bottle() = </text:span><text:span text:style-name="T18">default</text:span><text:span text:style-name="T29">;</text:span></text:p>
      <text:p text:style-name="P37"><text:s text:c="4"/><text:span text:style-name="T29">Bottle(</text:span><text:span text:style-name="T18">double </text:span><text:span text:style-name="T29">volume, </text:span><text:span text:style-name="T18">double </text:span><text:span text:style-name="T29">fill_percent = </text:span><text:span text:style-name="T24">0</text:span><text:span text:style-name="T29">);</text:span></text:p>
      <text:p text:style-name="P37"><text:s text:c="4"/><text:span text:style-name="T18">double </text:span><text:span text:style-name="T29">GetVolume() </text:span><text:span text:style-name="T18">const</text:span><text:span text:style-name="T29">;</text:span></text:p>
      <text:p text:style-name="P37"><text:s text:c="4"/><text:span text:style-name="T18">double </text:span><text:span text:style-name="T29">GetFillPercent() </text:span><text:span text:style-name="T18">const</text:span><text:span text:style-name="T29">;</text:span></text:p>
      <text:p text:style-name="P37"><text:s text:c="4"/><text:span text:style-name="T18">double </text:span><text:span text:style-name="T29">GetFilledVolume() </text:span><text:span text:style-name="T18">const</text:span><text:span text:style-name="T29">;</text:span></text:p>
      <text:p text:style-name="P35"><text:span text:style-name="T17">private</text:span>:</text:p>
      <text:p text:style-name="P37"><text:s text:c="4"/><text:span text:style-name="T18">double </text:span><text:span text:style-name="T26">volume_ </text:span><text:span text:style-name="T29">= </text:span><text:span text:style-name="T24">0</text:span><text:span text:style-name="T29">;</text:span></text:p>
      <text:p text:style-name="P37"><text:s text:c="4"/><text:span text:style-name="T18">double </text:span><text:span text:style-name="T26">fill_percent_ </text:span><text:span text:style-name="T29">= </text:span><text:span text:style-name="T24">0</text:span><text:span text:style-name="T29">;</text:span></text:p>
      <text:p text:style-name="P35">};</text:p>
      <text:p text:style-name="P35"><text:soft-page-break/><text:span text:style-name="T17">double </text:span><text:span text:style-name="T21">operator </text:span>+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double </text:span><text:span text:style-name="T21">operator </text:span>-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bool </text:span><text:span text:style-name="T21">operator </text:span>==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bool </text:span><text:span text:style-name="T21">operator </text:span>&gt;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bool </text:span><text:span text:style-name="T21">operator </text:span>&lt;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Bottle</text:span>&amp; b);</text:p>
      <text:p text:style-name="P35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Bottle</text:span>&amp; b);</text:p>
      <text:p text:style-name="P25"><text:span text:style-name="T19">Bottle </text:span><text:span text:style-name="T17">operator</text:span><text:span text:style-name="T15">""</text:span>_bottle(<text:span text:style-name="T17">const char</text:span>* str, <text:span text:style-name="T22">size_t </text:span>size);</text:p>
      <text:p text:style-name="P36"><text:span text:style-name="T33"/></text:p>
      <text:p text:style-name="P4">bottle.cpp</text:p>
      <text:p text:style-name="P4"/>
      <text:p text:style-name="P55"><text:span text:style-name="T10">#include</text:span><text:span text:style-name="T9"> </text:span><text:span text:style-name="T14">"bottle.h"</text:span></text:p>
      <text:p text:style-name="P51"><text:span text:style-name="T6">#include </text:span><text:span text:style-name="T15">&lt;exception&gt;</text:span></text:p>
      <text:p text:style-name="P35"><text:span text:style-name="T6">#include </text:span><text:span text:style-name="T15">&lt;stdexcept&gt;</text:span></text:p>
      <text:p text:style-name="P35"><text:span text:style-name="T19">Bottle</text:span>::Bottle(<text:span text:style-name="T17">double </text:span>volume, <text:span text:style-name="T17">double </text:span>fill_percent)</text:p>
      <text:p text:style-name="P35">: <text:span text:style-name="T25">volume_</text:span>(volume), <text:span text:style-name="T25">fill_percent_</text:span>(fill_percent) {</text:p>
      <text:p text:style-name="P37"><text:s text:c="4"/><text:span text:style-name="T18">if </text:span><text:span text:style-name="T29">(volume &lt; </text:span><text:span text:style-name="T24">0 </text:span><text:span text:style-name="T29">|| fill_percent &lt; </text:span><text:span text:style-name="T24">0 </text:span><text:span text:style-name="T29">|| fill_percent &gt; </text:span><text:span text:style-name="T24">1</text:span><text:span text:style-name="T29">) {</text:span></text:p>
      <text:p text:style-name="P37"><text:s text:c="8"/><text:span text:style-name="T18">throw </text:span><text:span text:style-name="T20">std</text:span><text:span text:style-name="T29">::</text:span><text:span text:style-name="T20">logic_error</text:span><text:span text:style-name="T29">(</text:span><text:span text:style-name="T16">"Unacceptable parameters for constructor"</text:span><text:span text:style-name="T29">);</text:span></text:p>
      <text:p text:style-name="P37"><text:s text:c="4"/><text:span text:style-name="T29">}</text:span></text:p>
      <text:p text:style-name="P35">}</text:p>
      <text:p text:style-name="P35"><text:span text:style-name="T17">double </text:span><text:span text:style-name="T19">Bottle</text:span>::GetVolume() <text:span text:style-name="T17">const </text:span>{</text:p>
      <text:p text:style-name="P37"><text:s text:c="4"/><text:span text:style-name="T18">return </text:span><text:span text:style-name="T26">volume_</text:span><text:span text:style-name="T29">;</text:span></text:p>
      <text:p text:style-name="P35">}</text:p>
      <text:p text:style-name="P35"><text:span text:style-name="T17">double </text:span><text:span text:style-name="T19">Bottle</text:span>::GetFillPercent() <text:span text:style-name="T17">const </text:span>{</text:p>
      <text:p text:style-name="P37"><text:s text:c="4"/><text:span text:style-name="T18">return </text:span><text:span text:style-name="T26">fill_percent_</text:span><text:span text:style-name="T29">;</text:span></text:p>
      <text:p text:style-name="P35">}</text:p>
      <text:p text:style-name="P35"><text:span text:style-name="T17">double </text:span><text:span text:style-name="T19">Bottle</text:span>::GetFilledVolume() <text:span text:style-name="T17">const </text:span>{</text:p>
      <text:p text:style-name="P37"><text:s text:c="4"/><text:span text:style-name="T18">return </text:span><text:span text:style-name="T26">volume_ </text:span><text:span text:style-name="T29">* </text:span><text:span text:style-name="T26">fill_percent_</text:span><text:span text:style-name="T29">;</text:span></text:p>
      <text:p text:style-name="P35">}</text:p>
      <text:p text:style-name="P35"><text:span text:style-name="T17">double </text:span><text:span text:style-name="T21">operator </text:span>+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29">lhs.GetFilledVolume() + rhs.GetFilledVolume();</text:span></text:p>
      <text:p text:style-name="P35">}</text:p>
      <text:p text:style-name="P35"><text:span text:style-name="T17">double </text:span><text:span text:style-name="T21">operator </text:span>-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29">lhs.GetFilledVolume() - rhs.GetFilledVolume();</text:span></text:p>
      <text:p text:style-name="P35">}</text:p>
      <text:p text:style-name="P35"><text:span text:style-name="T17">bool </text:span><text:span text:style-name="T21">operator </text:span>==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29">lhs.GetFilledVolume() == rhs.GetFilledVolume();</text:span></text:p>
      <text:p text:style-name="P35">}</text:p>
      <text:p text:style-name="P35"><text:span text:style-name="T17">bool </text:span><text:span text:style-name="T21">operator </text:span>&gt;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29">lhs.GetFilledVolume() &gt; rhs.GetFilledVolume();</text:span></text:p>
      <text:p text:style-name="P35">}</text:p>
      <text:p text:style-name="P35"><text:span text:style-name="T17">bool </text:span><text:span text:style-name="T21">operator </text:span>&lt;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29">lhs.GetFilledVolume() &lt; rhs.GetFilledVolume();</text:span></text:p>
      <text:p text:style-name="P35">}</text:p>
      <text:p text:style-name="P35"><text:span text:style-name="T19">Bottle </text:span><text:span text:style-name="T17">operator</text:span><text:span text:style-name="T15">""</text:span>_bottle(<text:span text:style-name="T17">const char</text:span>* str, <text:span text:style-name="T22">size_t </text:span>size) {</text:p>
      <text:p text:style-name="P37"><text:s text:c="4"/><text:span text:style-name="T18">int </text:span><text:span text:style-name="T29">idx = -</text:span><text:span text:style-name="T24">1</text:span><text:span text:style-name="T29">;</text:span></text:p>
      <text:p text:style-name="P37"><text:s text:c="4"/><text:span text:style-name="T18">for </text:span><text:span text:style-name="T29">(</text:span><text:span text:style-name="T18">int </text:span><text:span text:style-name="T29">i = </text:span><text:span text:style-name="T24">0</text:span><text:span text:style-name="T29">; i &lt; size; ++i) {</text:span></text:p>
      <text:p text:style-name="P37"><text:s text:c="8"/><text:span text:style-name="T18">if </text:span><text:span text:style-name="T29">(str[i] == </text:span><text:span text:style-name="T16">','</text:span><text:span text:style-name="T29">) {</text:span></text:p>
      <text:p text:style-name="P37"><text:s text:c="12"/><text:span text:style-name="T29">idx = i;</text:span></text:p>
      <text:p text:style-name="P37"><text:soft-page-break/><text:s text:c="8"/><text:span text:style-name="T29">}</text:span></text:p>
      <text:p text:style-name="P37"><text:s text:c="4"/><text:span text:style-name="T29">}</text:span></text:p>
      <text:p text:style-name="P37"><text:s text:c="4"/><text:span text:style-name="T18">if </text:span><text:span text:style-name="T29">(idx == -</text:span><text:span text:style-name="T24">1 </text:span><text:span text:style-name="T29">|| idx == size - </text:span><text:span text:style-name="T24">1 </text:span><text:span text:style-name="T29">|| idx == </text:span><text:span text:style-name="T24">0</text:span><text:span text:style-name="T29">) {</text:span></text:p>
      <text:p text:style-name="P37"><text:s text:c="4"/><text:span text:style-name="T29">}</text:span></text:p>
      <text:p text:style-name="P37"><text:s text:c="4"/><text:span text:style-name="T18">char</text:span><text:span text:style-name="T29">* first_part = </text:span><text:span text:style-name="T18">new char</text:span><text:span text:style-name="T29">[idx];</text:span></text:p>
      <text:p text:style-name="P37"><text:s text:c="4"/><text:span text:style-name="T18">char</text:span><text:span text:style-name="T29">* second_part = </text:span><text:span text:style-name="T18">new char </text:span><text:span text:style-name="T29">[size - idx - </text:span><text:span text:style-name="T24">1</text:span><text:span text:style-name="T29">];</text:span></text:p>
      <text:p text:style-name="P37"><text:s text:c="4"/><text:span text:style-name="T20">std</text:span><text:span text:style-name="T29">::copy(str, str + idx, first_part);</text:span></text:p>
      <text:p text:style-name="P37"><text:s text:c="4"/><text:span text:style-name="T20">std</text:span><text:span text:style-name="T29">::copy(str + idx + </text:span><text:span text:style-name="T24">1</text:span><text:span text:style-name="T29">, str + size, second_part);</text:span></text:p>
      <text:p text:style-name="P37"><text:s text:c="4"/><text:span text:style-name="T18">return </text:span><text:span text:style-name="T20">Bottle</text:span><text:span text:style-name="T29">(</text:span><text:span text:style-name="T20">std</text:span><text:span text:style-name="T29">::stod(first_part), </text:span><text:span text:style-name="T20">std</text:span><text:span text:style-name="T29">::stod(second_part));</text:span></text:p>
      <text:p text:style-name="P35">}</text:p>
      <text:p text:style-name="P35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Bottle</text:span>&amp; b) {</text:p>
      <text:p text:style-name="P37"><text:s text:c="4"/><text:span text:style-name="T18">double </text:span><text:span text:style-name="T29">volume, percent;</text:span></text:p>
      <text:p text:style-name="P37"><text:s text:c="4"/><text:span text:style-name="T29">is </text:span><text:span text:style-name="T20">&gt;&gt; </text:span><text:span text:style-name="T29">volume </text:span><text:span text:style-name="T20">&gt;&gt; </text:span><text:span text:style-name="T29">percent;</text:span></text:p>
      <text:p text:style-name="P37"><text:s text:c="4"/><text:span text:style-name="T29">b = </text:span><text:span text:style-name="T20">Bottle</text:span><text:span text:style-name="T29">(volume, percent);</text:span></text:p>
      <text:p text:style-name="P37"><text:s text:c="4"/><text:span text:style-name="T18">return </text:span><text:span text:style-name="T29">is;</text:span></text:p>
      <text:p text:style-name="P35">}</text:p>
      <text:p text:style-name="P35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Bottle</text:span>&amp; b) {</text:p>
      <text:p text:style-name="P37"><text:s text:c="4"/><text:span text:style-name="T18">return </text:span><text:span text:style-name="T29">os </text:span><text:span text:style-name="T20">&lt;&lt; </text:span><text:span text:style-name="T16">"Volume:" </text:span><text:span text:style-name="T20">&lt;&lt;</text:span><text:span text:style-name="T29">b.GetVolume() </text:span><text:span text:style-name="T20">&lt;&lt; </text:span><text:span text:style-name="T16">", Fill percent:" </text:span><text:span text:style-name="T20">&lt;&lt; </text:span><text:span text:style-name="T29">b.GetFillPercent() </text:span><text:span text:style-name="T20">&lt;&lt; </text:span><text:span text:style-name="T16">", Filled volume:" </text:span><text:span text:style-name="T20">&lt;&lt; </text:span><text:span text:style-name="T29">b.GetFilledVolume();</text:span></text:p>
      <text:p text:style-name="P25">}</text:p>
      <text:list xml:id="list153025614779712" text:continue-numbering="true" text:style-name="WWNum2">
        <text:list-item>
          <text:p text:style-name="P44">Вывод</text:p>
        </text:list-item>
      </text:list>
      <text:p text:style-name="P15"><text:tab/><text:span text:style-name="T28">Предыдущая лабораторная работа переделана с использованием пользовательского литерала, перегрузок операторов и дружественных функций</text:span>.</text:p>
      <text:p text:style-name="P15"><text:s/></text:p>
      <text:p text:style-name="P16">Список литературы</text:p>
      <text:p text:style-name="P16"/>
      <text:list xml:id="list1777211294" text:style-name="WWNum1">
        <text:list-item>
          <text:p text:style-name="P45">Шилдт, Герберт. С++: базовый курс, 3-е изд. : Пер. с англ. - М. : ООО “И.Д. Вильямс”, 2018. - 624 с. : ил. - Парал. тит. англ.</text:p>
        </text:list-item>
        <text:list-item>
          <text:p text:style-name="P46"><text:span text:style-name="T3">Справочник по языку С++ [Электронный ресурс]. URL: </text:span><text:a xlink:type="simple" xlink:href="http://www.cplusplus.com/reference/deque/" text:style-name="ListLabel_20_103" text:visited-style-name="ListLabel_20_103"><text:span text:style-name="ListLabel_20_19"><text:span text:style-name="T4">http://www.cplusplus.com/reference/deque/</text:span></text:span></text:a><text:span text:style-name="T3"> (дата обращения: 14.09.2019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11T15:30:05.841866867</dc:date>
    <meta:editing-cycles>9</meta:editing-cycles>
    <meta:editing-duration>PT38M51S</meta:editing-duration>
    <meta:generator>LibreOffice/6.0.7.3$Linux_X86_64 LibreOffice_project/00m0$Build-3</meta:generator>
    <meta:document-statistic meta:table-count="0" meta:image-count="0" meta:object-count="0" meta:page-count="10" meta:paragraph-count="291" meta:word-count="1463" meta:character-count="10794" meta:non-whitespace-character-count="8550"/>
  </office:meta>
</office:document-meta>
</file>